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Hill Climbing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Tabu Search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Simulated Annealing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Random Search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ham </meta:initial-creator>
    <meta:creation-date>2014-04-28T16:53:41</meta:creation-date>
    <meta:generator>LibreOffice/3.5$Linux_X86_64 LibreOffice_project/350m1$Build-2</meta:generator>
    <dc:date>2014-04-28T17:15:34</dc:date>
    <dc:creator>Soham </dc:creator>
    <meta:editing-duration>PT18M57S</meta:editing-duration>
    <meta:editing-cycles>12</meta:editing-cycles>
    <meta:document-statistic meta:table-count="4" meta:cell-count="304" meta:object-count="0"/>
  </office:meta>
</office:document-meta>
</file>